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3.7689in"/>
    </style:style>
    <style:style style:name="co4" style:family="table-column">
      <style:table-column-properties fo:break-before="auto" style:column-width="1.1252in"/>
    </style:style>
    <style:style style:name="ro1" style:family="table-row">
      <style:table-row-properties style:row-height="0.2693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3102in" fo:break-before="auto" style:use-optimal-row-height="false"/>
    </style:style>
    <style:style style:name="ro7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555in solid #000000" fo:border-left="none" fo:border-right="none" fo:border-top="none"/>
      <style:text-properties fo:font-size="16pt" style:font-size-asian="16pt" style:font-size-complex="16pt"/>
    </style:style>
  </office:automatic-styles>
  <office:body>
    <office:spreadsheet>
      <table:table table:name="Terrai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ge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Body</text:p>
          </table:table-cell>
        </table:table-row>
        <table:table-row table:style-name="ro2">
          <table:table-cell office:value-type="string">
            <text:p>Next</text:p>
          </table:table-cell>
          <table:table-cell office:value-type="string">
            <text:p>Building</text:p>
          </table:table-cell>
          <table:table-cell table:number-columns-repeated="2"/>
        </table:table-row>
        <table:table-row table:style-name="ro3">
          <table:table-cell office:value-type="string">
            <text:p>Prev</text:p>
          </table:table-cell>
          <table:table-cell office:value-type="string">
            <text:p>Character</text:p>
          </table:table-cell>
          <table:table-cell table:number-columns-repeated="2"/>
        </table:table-row>
        <table:table-row table:style-name="ro2">
          <table:table-cell office:value-type="string">
            <text:p>Item</text:p>
          </table:table-cell>
          <table:table-cell office:value-type="string">
            <text:p>Brown Block</text:p>
          </table:table-cell>
          <table:table-cell office:value-type="string">
            <text:p>Brown Block.png</text:p>
          </table:table-cell>
          <table:table-cell office:value-type="string">
            <text:p>BrownBlock()</text:p>
          </table:table-cell>
        </table:table-row>
        <table:table-row table:style-name="ro2">
          <table:table-cell office:value-type="string">
            <text:p>Item</text:p>
          </table:table-cell>
          <table:table-cell office:value-type="string">
            <text:p>Dirt Block</text:p>
          </table:table-cell>
          <table:table-cell office:value-type="string">
            <text:p>Dirt Block.png</text:p>
          </table:table-cell>
          <table:table-cell office:value-type="string">
            <text:p>DirtBlock()</text:p>
          </table:table-cell>
        </table:table-row>
        <table:table-row table:style-name="ro2">
          <table:table-cell office:value-type="string">
            <text:p>Item</text:p>
          </table:table-cell>
          <table:table-cell office:value-type="string">
            <text:p>Grass Block</text:p>
          </table:table-cell>
          <table:table-cell office:value-type="string">
            <text:p>Grass Block.png</text:p>
          </table:table-cell>
          <table:table-cell office:value-type="string">
            <text:p>GrassBlock()</text:p>
          </table:table-cell>
        </table:table-row>
        <table:table-row table:style-name="ro2">
          <table:table-cell office:value-type="string">
            <text:p>Item</text:p>
          </table:table-cell>
          <table:table-cell office:value-type="string">
            <text:p>Plain Block</text:p>
          </table:table-cell>
          <table:table-cell office:value-type="string">
            <text:p>Plain Block.png</text:p>
          </table:table-cell>
          <table:table-cell office:value-type="string">
            <text:p>PlainBlock()</text:p>
          </table:table-cell>
        </table:table-row>
        <table:table-row table:style-name="ro2">
          <table:table-cell office:value-type="string">
            <text:p>Item</text:p>
          </table:table-cell>
          <table:table-cell office:value-type="string">
            <text:p>Ramp East</text:p>
          </table:table-cell>
          <table:table-cell office:value-type="string">
            <text:p>Ramp East.png</text:p>
          </table:table-cell>
          <table:table-cell office:value-type="string">
            <text:p>RampEast()</text:p>
          </table:table-cell>
        </table:table-row>
        <table:table-row table:style-name="ro2">
          <table:table-cell office:value-type="string">
            <text:p>Item</text:p>
          </table:table-cell>
          <table:table-cell office:value-type="string">
            <text:p>Ramp North</text:p>
          </table:table-cell>
          <table:table-cell office:value-type="string">
            <text:p>Ramp North.png</text:p>
          </table:table-cell>
          <table:table-cell office:value-type="string">
            <text:p>RampNorth()</text:p>
          </table:table-cell>
        </table:table-row>
        <table:table-row table:style-name="ro2">
          <table:table-cell office:value-type="string">
            <text:p>Item</text:p>
          </table:table-cell>
          <table:table-cell office:value-type="string">
            <text:p>Ramp South</text:p>
          </table:table-cell>
          <table:table-cell office:value-type="string">
            <text:p>Ramp South.png</text:p>
          </table:table-cell>
          <table:table-cell office:value-type="string">
            <text:p>RampSouth()</text:p>
          </table:table-cell>
        </table:table-row>
        <table:table-row table:style-name="ro2">
          <table:table-cell office:value-type="string">
            <text:p>Item</text:p>
          </table:table-cell>
          <table:table-cell office:value-type="string">
            <text:p>Ramp West</text:p>
          </table:table-cell>
          <table:table-cell office:value-type="string">
            <text:p>Ramp West.png</text:p>
          </table:table-cell>
          <table:table-cell office:value-type="string">
            <text:p>RampWest()</text:p>
          </table:table-cell>
        </table:table-row>
        <table:table-row table:style-name="ro2">
          <table:table-cell office:value-type="string">
            <text:p>Item</text:p>
          </table:table-cell>
          <table:table-cell office:value-type="string">
            <text:p>Stone Block Tall</text:p>
          </table:table-cell>
          <table:table-cell office:value-type="string">
            <text:p>Stone Block Tall.png</text:p>
          </table:table-cell>
          <table:table-cell office:value-type="string">
            <text:p>StoneBlockTall()</text:p>
          </table:table-cell>
        </table:table-row>
        <table:table-row table:style-name="ro2">
          <table:table-cell office:value-type="string">
            <text:p>Item</text:p>
          </table:table-cell>
          <table:table-cell office:value-type="string">
            <text:p>Stone Block</text:p>
          </table:table-cell>
          <table:table-cell office:value-type="string">
            <text:p>Stone Block.png</text:p>
          </table:table-cell>
          <table:table-cell office:value-type="string">
            <text:p>StoneBlock()</text:p>
          </table:table-cell>
        </table:table-row>
        <table:table-row table:style-name="ro2">
          <table:table-cell office:value-type="string">
            <text:p>Item</text:p>
          </table:table-cell>
          <table:table-cell office:value-type="string">
            <text:p>Wall Block Tall</text:p>
          </table:table-cell>
          <table:table-cell office:value-type="string">
            <text:p>Wall Block Tall.png</text:p>
          </table:table-cell>
          <table:table-cell office:value-type="string">
            <text:p>WallBlockTall()</text:p>
          </table:table-cell>
        </table:table-row>
        <table:table-row table:style-name="ro2">
          <table:table-cell office:value-type="string">
            <text:p>Item</text:p>
          </table:table-cell>
          <table:table-cell office:value-type="string">
            <text:p>Wall Block</text:p>
          </table:table-cell>
          <table:table-cell office:value-type="string">
            <text:p>Wall Block.png</text:p>
          </table:table-cell>
          <table:table-cell office:value-type="string">
            <text:p>WallBlock()</text:p>
          </table:table-cell>
        </table:table-row>
        <table:table-row table:style-name="ro2">
          <table:table-cell office:value-type="string">
            <text:p>Item</text:p>
          </table:table-cell>
          <table:table-cell office:value-type="string">
            <text:p>Water Block</text:p>
          </table:table-cell>
          <table:table-cell office:value-type="string">
            <text:p>Water Block.png</text:p>
          </table:table-cell>
          <table:table-cell office:value-type="string">
            <text:p>WaterBlock()</text:p>
          </table:table-cell>
        </table:table-row>
        <table:table-row table:style-name="ro2">
          <table:table-cell office:value-type="string">
            <text:p>Item</text:p>
          </table:table-cell>
          <table:table-cell office:value-type="string">
            <text:p>Wood Block</text:p>
          </table:table-cell>
          <table:table-cell office:value-type="string">
            <text:p>Wood Block.png</text:p>
          </table:table-cell>
          <table:table-cell office:value-type="string">
            <text:p>WoodBlock()</text:p>
          </table:table-cell>
        </table:table-row>
      </table:table>
      <table:table table:name="Building" table:style-name="ta1" table:print="false">
        <office:forms form:automatic-focus="false" form:apply-design-mode="false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ge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>
            <text:p>Proper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Body</text:p>
          </table:table-cell>
        </table:table-row>
        <table:table-row table:style-name="ro4">
          <table:table-cell office:value-type="string">
            <text:p>Next</text:p>
          </table:table-cell>
          <table:table-cell office:value-type="string">
            <text:p>Character</text:p>
          </table:table-cell>
          <table:table-cell table:number-columns-repeated="2"/>
        </table:table-row>
        <table:table-row table:style-name="ro5">
          <table:table-cell office:value-type="string">
            <text:p>Prev</text:p>
          </table:table-cell>
          <table:table-cell office:value-type="string">
            <text:p>Terrain</text:p>
          </table:table-cell>
          <table:table-cell table:number-columns-repeated="2"/>
        </table:table-row>
        <table:table-row table:style-name="ro3">
          <table:table-cell office:value-type="string">
            <text:p>Item</text:p>
          </table:table-cell>
          <table:table-cell office:value-type="string">
            <text:p>Door Tall Closed</text:p>
          </table:table-cell>
          <table:table-cell office:value-type="string">
            <text:p>Door Tall Closed.png</text:p>
          </table:table-cell>
          <table:table-cell office:value-type="string">
            <text:p>DoorTallClosed()</text:p>
          </table:table-cell>
        </table:table-row>
        <table:table-row table:style-name="ro3">
          <table:table-cell office:value-type="string">
            <text:p>Item</text:p>
          </table:table-cell>
          <table:table-cell office:value-type="string">
            <text:p>Door Tall Open</text:p>
          </table:table-cell>
          <table:table-cell office:value-type="string">
            <text:p>Door Tall Open.png</text:p>
          </table:table-cell>
          <table:table-cell office:value-type="string">
            <text:p>DoorTallOpen()</text:p>
          </table:table-cell>
        </table:table-row>
        <table:table-row table:style-name="ro3">
          <table:table-cell office:value-type="string">
            <text:p>Item</text:p>
          </table:table-cell>
          <table:table-cell office:value-type="string">
            <text:p>Roof East</text:p>
          </table:table-cell>
          <table:table-cell office:value-type="string">
            <text:p>Roof East.png</text:p>
          </table:table-cell>
          <table:table-cell office:value-type="string">
            <text:p>RoofEast()</text:p>
          </table:table-cell>
        </table:table-row>
        <table:table-row table:style-name="ro3">
          <table:table-cell office:value-type="string">
            <text:p>Item</text:p>
          </table:table-cell>
          <table:table-cell office:value-type="string">
            <text:p>Roof North East</text:p>
          </table:table-cell>
          <table:table-cell office:value-type="string">
            <text:p>Roof North East.png</text:p>
          </table:table-cell>
          <table:table-cell office:value-type="string">
            <text:p>RoofNorthEast()</text:p>
          </table:table-cell>
        </table:table-row>
        <table:table-row table:style-name="ro3">
          <table:table-cell office:value-type="string">
            <text:p>Item</text:p>
          </table:table-cell>
          <table:table-cell office:value-type="string">
            <text:p>Roof North West</text:p>
          </table:table-cell>
          <table:table-cell office:value-type="string">
            <text:p>Roof North West.png</text:p>
          </table:table-cell>
          <table:table-cell office:value-type="string">
            <text:p>RoofNorthWest()</text:p>
          </table:table-cell>
        </table:table-row>
        <table:table-row table:style-name="ro3">
          <table:table-cell office:value-type="string">
            <text:p>Item</text:p>
          </table:table-cell>
          <table:table-cell office:value-type="string">
            <text:p>Roof North</text:p>
          </table:table-cell>
          <table:table-cell office:value-type="string">
            <text:p>Roof North.png</text:p>
          </table:table-cell>
          <table:table-cell office:value-type="string">
            <text:p>RoofNorth()</text:p>
          </table:table-cell>
        </table:table-row>
        <table:table-row table:style-name="ro3">
          <table:table-cell office:value-type="string">
            <text:p>Item</text:p>
          </table:table-cell>
          <table:table-cell office:value-type="string">
            <text:p>Roof South East</text:p>
          </table:table-cell>
          <table:table-cell office:value-type="string">
            <text:p>Roof South East.png</text:p>
          </table:table-cell>
          <table:table-cell office:value-type="string">
            <text:p>RoofSouth()</text:p>
          </table:table-cell>
        </table:table-row>
        <table:table-row table:style-name="ro3">
          <table:table-cell office:value-type="string">
            <text:p>Item</text:p>
          </table:table-cell>
          <table:table-cell office:value-type="string">
            <text:p>Roof South West</text:p>
          </table:table-cell>
          <table:table-cell office:value-type="string">
            <text:p>Roof South West.png</text:p>
          </table:table-cell>
          <table:table-cell office:value-type="string">
            <text:p>RoofSouthWest()</text:p>
          </table:table-cell>
        </table:table-row>
        <table:table-row table:style-name="ro3">
          <table:table-cell office:value-type="string">
            <text:p>Item</text:p>
          </table:table-cell>
          <table:table-cell office:value-type="string">
            <text:p>Roof South</text:p>
          </table:table-cell>
          <table:table-cell office:value-type="string">
            <text:p>Roof South.png</text:p>
          </table:table-cell>
          <table:table-cell office:value-type="string">
            <text:p>RoofSouth()</text:p>
          </table:table-cell>
        </table:table-row>
        <table:table-row table:style-name="ro3">
          <table:table-cell office:value-type="string">
            <text:p>Item</text:p>
          </table:table-cell>
          <table:table-cell office:value-type="string">
            <text:p>Roof West</text:p>
          </table:table-cell>
          <table:table-cell office:value-type="string">
            <text:p>Roof West.png</text:p>
          </table:table-cell>
          <table:table-cell office:value-type="string">
            <text:p>RoofWest()</text:p>
          </table:table-cell>
        </table:table-row>
        <table:table-row table:style-name="ro3">
          <table:table-cell office:value-type="string">
            <text:p>Item</text:p>
          </table:table-cell>
          <table:table-cell office:value-type="string">
            <text:p>Window Tall</text:p>
          </table:table-cell>
          <table:table-cell office:value-type="string">
            <text:p>Window Tall.png</text:p>
          </table:table-cell>
          <table:table-cell office:value-type="string">
            <text:p>WindowTall()</text:p>
          </table:table-cell>
        </table:table-row>
      </table:table>
      <table:table table:name="Charact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6">
          <table:table-cell table:style-name="ce1" office:value-type="string">
            <text:p>Page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Body</text:p>
          </table:table-cell>
        </table:table-row>
        <table:table-row table:style-name="ro1">
          <table:table-cell office:value-type="string">
            <text:p>Next</text:p>
          </table:table-cell>
          <table:table-cell office:value-type="string">
            <text:p>Terrain</text:p>
          </table:table-cell>
          <table:table-cell table:number-columns-repeated="2"/>
        </table:table-row>
        <table:table-row table:style-name="ro1">
          <table:table-cell office:value-type="string">
            <text:p>Prev</text:p>
          </table:table-cell>
          <table:table-cell office:value-type="string">
            <text:p>Building</text:p>
          </table:table-cell>
          <table:table-cell table:number-columns-repeated="2"/>
        </table:table-row>
        <table:table-row table:style-name="ro7">
          <table:table-cell office:value-type="string">
            <text:p>Item</text:p>
          </table:table-cell>
          <table:table-cell office:value-type="string">
            <text:p>Character Boy</text:p>
          </table:table-cell>
          <table:table-cell office:value-type="string">
            <text:p>Character Boy.png</text:p>
          </table:table-cell>
          <table:table-cell office:value-type="string">
            <text:p>CharacterBoy()</text:p>
          </table:table-cell>
        </table:table-row>
        <table:table-row table:style-name="ro2">
          <table:table-cell office:value-type="string">
            <text:p>Item</text:p>
          </table:table-cell>
          <table:table-cell office:value-type="string">
            <text:p>Character Cat Girl</text:p>
          </table:table-cell>
          <table:table-cell office:value-type="string">
            <text:p>Character Cat Girl.png</text:p>
          </table:table-cell>
          <table:table-cell office:value-type="string">
            <text:p>CharacterCatGirl(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4">04/14/2008</text:date>, <text:time>01:5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Kurtis Fields</dc:creator>
    <dc:date>2008-04-14T01:55:28</dc:date>
    <meta:editing-cycles>47</meta:editing-cycles>
    <meta:editing-duration>PT8H39M22S</meta:editing-duration>
    <meta:user-defined meta:name="Info 1"/>
    <meta:user-defined meta:name="Info 2"/>
    <meta:user-defined meta:name="Info 3"/>
    <meta:user-defined meta:name="Info 4"/>
    <meta:document-statistic meta:table-count="3" meta:cell-count="135"/>
  </office:meta>
</office:document-meta>
</file>